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F00000006C1A5D0FAF1C699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Heading" style:master-page-name="MPF0">
      <style:paragraph-properties fo:margin-top="2.54cm" fo:margin-bottom="0cm" loext:contextual-spacing="false" style:page-number="1" fo:break-before="page"/>
    </style:style>
    <style:style style:name="P8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1ce116"/>
    </style:style>
    <style:style style:name="P9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1ce116" officeooo:paragraph-rsid="001ce116"/>
    </style:style>
    <style:style style:name="P10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1ce116" officeooo:paragraph-rsid="001d5197"/>
    </style:style>
    <style:style style:name="P11" style:family="paragraph" style:parent-style-name="Standard" style:list-style-name="WWNum1">
      <style:paragraph-properties fo:margin-top="0cm" fo:margin-bottom="0cm" loext:contextual-spacing="false"/>
      <style:text-properties fo:language="es" fo:country="ES"/>
    </style:style>
    <style:style style:name="P12" style:family="paragraph" style:parent-style-name="Standard" style:list-style-name="WWNum1">
      <style:paragraph-properties fo:margin-top="0cm" fo:margin-bottom="0cm" loext:contextual-spacing="false"/>
      <style:text-properties fo:language="es" fo:country="ES" officeooo:paragraph-rsid="001d5197"/>
    </style:style>
    <style:style style:name="P13" style:family="paragraph" style:parent-style-name="Standard" style:list-style-name="WWNum1">
      <style:paragraph-properties fo:margin-top="0cm" fo:margin-bottom="0cm" loext:contextual-spacing="false"/>
      <style:text-properties fo:language="es" fo:country="ES" officeooo:paragraph-rsid="0022869b"/>
    </style:style>
    <style:style style:name="P14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1d5197" officeooo:paragraph-rsid="001d5197"/>
    </style:style>
    <style:style style:name="P15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22869b" officeooo:paragraph-rsid="0022869b"/>
    </style:style>
    <style:style style:name="P16" style:family="paragraph" style:parent-style-name="Standard" style:list-style-name="WWNum1">
      <style:paragraph-properties fo:margin-top="0cm" fo:margin-bottom="0cm" loext:contextual-spacing="false"/>
    </style:style>
    <style:style style:name="P17" style:family="paragraph" style:parent-style-name="Standard" style:list-style-name="WWNum1">
      <style:paragraph-properties fo:margin-top="0cm" fo:margin-bottom="0cm" loext:contextual-spacing="false"/>
      <style:text-properties officeooo:paragraph-rsid="001ce116"/>
    </style:style>
    <style:style style:name="P18" style:family="paragraph" style:parent-style-name="Standard" style:list-style-name="WWNum1">
      <style:paragraph-properties fo:margin-top="0cm" fo:margin-bottom="0cm" loext:contextual-spacing="false"/>
      <style:text-properties officeooo:paragraph-rsid="001d5197"/>
    </style:style>
    <style:style style:name="P19" style:family="paragraph" style:parent-style-name="Standard" style:list-style-name="WWNum1">
      <style:paragraph-properties fo:margin-top="0cm" fo:margin-bottom="0cm" loext:contextual-spacing="false"/>
      <style:text-properties officeooo:paragraph-rsid="0022869b"/>
    </style:style>
    <style:style style:name="P20" style:family="paragraph" style:parent-style-name="Standard" style:list-style-name="WWNum1">
      <style:paragraph-properties fo:margin-top="0cm" fo:margin-bottom="0cm" loext:contextual-spacing="false"/>
      <style:text-properties officeooo:rsid="0022869b" officeooo:paragraph-rsid="0022869b"/>
    </style:style>
    <style:style style:name="P21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4pt" fo:language="es" fo:country="ES" fo:font-weight="bold" officeooo:rsid="001ce116" style:font-name-asian="Proxima Nova" style:font-size-asian="44pt" style:font-weight-asian="bold" style:font-name-complex="Proxima Nova" style:font-size-complex="44pt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1ce116"/>
    </style:style>
    <style:style style:name="T7" style:family="text">
      <style:text-properties fo:language="es" fo:country="ES" officeooo:rsid="001d5197"/>
    </style:style>
    <style:style style:name="T8" style:family="text">
      <style:text-properties fo:language="es" fo:country="ES" officeooo:rsid="001da156"/>
    </style:style>
    <style:style style:name="T9" style:family="text">
      <style:text-properties fo:language="es" fo:country="ES" officeooo:rsid="0022869b"/>
    </style:style>
    <style:style style:name="T10" style:family="text">
      <style:text-properties fo:font-size="14pt" fo:language="es" fo:country="ES" style:font-size-asian="14pt" style:font-size-complex="14pt"/>
    </style:style>
    <style:style style:name="T11" style:family="text">
      <style:text-properties officeooo:rsid="0022869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aczyuw2yex2w"/><text:span text:style-name="Fuente_20_de_20_párrafo_20_predeter."><text:span text:style-name="T2">Parámetros</text:span></text:span><text:span text:style-name="Fuente_20_de_20_párrafo_20_predeter."><text:span text:style-name="T3"><text:line-break/></text:span></text:span><text:span text:style-name="Fuente_20_de_20_párrafo_20_predeter."><text:span text:style-name="T4">Postgresistas</text:span></text:span></text:p>
      <text:p text:style-name="P21"><text:span text:style-name="Fuente_20_de_20_párrafo_20_predeter."><text:span text:style-name="T5"><draw:frame draw:style-name="fr1" draw:name="image2.png" text:anchor-type="as-char" svg:y="0cm" svg:width="1.244cm" style:rel-width="scale" svg:height="0.159cm" style:rel-height="scale" draw:z-index="0"><draw:image xlink:href="Pictures/100002010000002F00000006C1A5D0FAF1C699E0.png" xlink:type="simple" xlink:show="embed" xlink:actuate="onLoad" loext:mime-type="image/png"/><svg:desc>short line</svg:desc></draw:frame>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10">PARÁMETROS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3586765021" text:style-name="WWNum1">
              <text:list-item>
                <text:p text:style-name="P8">Odoo</text:p>
                <text:list>
                  <text:list-item>
                    <text:p text:style-name="P11">Grado de conocimientos de equipo:</text:p>
                    <text:list>
                      <text:list-item>
                        <text:p text:style-name="P16"><text:span text:style-name="T6">Alejandro</text:span><text:span text:style-name="T5"> (Alto)</text:span></text:p>
                        <text:list>
                          <text:list-item>
                            <text:p text:style-name="P15">Sabe poner odoo en marcha e implementar módulos personalizados.</text:p>
                          </text:list-item>
                        </text:list>
                      </text:list-item>
                      <text:list-item>
                        <text:p text:style-name="P16"><text:span text:style-name="T6">Miguel Ángel Gracia</text:span><text:span text:style-name="T5"> (</text:span><text:span text:style-name="T7">Alto</text:span><text:span text:style-name="T5">)</text:span></text:p>
                        <text:list>
                          <text:list-item>
                            <text:p text:style-name="P15">Sabe poner odoo en marcha e implementar módulos personalizados.</text:p>
                          </text:list-item>
                        </text:list>
                      </text:list-item>
                      <text:list-item>
                        <text:p text:style-name="P17"><text:span text:style-name="T6">Miguel Ángel García</text:span><text:span text:style-name="T5"> (Alto)</text:span></text:p>
                        <text:list>
                          <text:list-item>
                            <text:p text:style-name="P15">Sabe poner odoo en marcha e implementar módulos personalizados.</text:p>
                          </text:list-item>
                        </text:list>
                      </text:list-item>
                      <text:list-item>
                        <text:p text:style-name="P17"><text:span text:style-name="T6">Miguel</text:span><text:span text:style-name="T5"> (</text:span><text:span text:style-name="T7">Alto</text:span><text:span text:style-name="T5">)</text:span></text:p>
                        <text:list>
                          <text:list-item>
                            <text:p text:style-name="P15"><text:span text:style-name="T5">Sabe poner odoo en marcha e implementar módulos personaliza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Docker Hub</text:p>
                <text:list>
                  <text:list-item>
                    <text:p text:style-name="P12">Grado de conocimientos de equipo:</text:p>
                    <text:list>
                      <text:list-item>
                        <text:p text:style-name="P18"><text:span text:style-name="T6">Alejandro</text:span><text:span text:style-name="T5"> (</text:span><text:span text:style-name="T9">Medio</text:span><text:span text:style-name="T5">)</text:span></text:p>
                        <text:list>
                          <text:list-item>
                            <text:p text:style-name="P18"><text:span text:style-name="T5">Sabe </text:span><text:span text:style-name="T9">subir y bajar imágenes.</text:span></text:p>
                          </text:list-item>
                        </text:list>
                      </text:list-item>
                      <text:list-item>
                        <text:p text:style-name="P18"><text:span text:style-name="T6">Miguel Ángel Gracia</text:span><text:span text:style-name="T5"> (</text:span><text:span text:style-name="T9">Medio</text:span><text:span text:style-name="T5">)</text:span></text:p>
                        <text:list>
                          <text:list-item>
                            <text:p text:style-name="P13">Sabe <text:span text:style-name="T11">subir y bajar imágenes.</text:span></text:p>
                          </text:list-item>
                        </text:list>
                      </text:list-item>
                      <text:list-item>
                        <text:p text:style-name="P18"><text:span text:style-name="T6">Miguel Ángel García</text:span><text:span text:style-name="T5"> (</text:span><text:span text:style-name="T9">Medio</text:span><text:span text:style-name="T5">)</text:span></text:p>
                        <text:list>
                          <text:list-item>
                            <text:p text:style-name="P13">Sabe <text:span text:style-name="T11">subir y bajar imágenes.</text:span></text:p>
                          </text:list-item>
                        </text:list>
                      </text:list-item>
                      <text:list-item>
                        <text:p text:style-name="P18"><text:span text:style-name="T6">Miguel (M</text:span><text:span text:style-name="T9">edio</text:span><text:span text:style-name="T6">)</text:span></text:p>
                        <text:list>
                          <text:list-item>
                            <text:p text:style-name="P19"><text:span text:style-name="T6">Sabe </text:span><text:span text:style-name="T9">subir y bajar imágen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Docker</text:p>
                <text:list>
                  <text:list-item>
                    <text:p text:style-name="P12">Grado de conocimientos de equipo:</text:p>
                    <text:list>
                      <text:list-item>
                        <text:p text:style-name="P18"><text:span text:style-name="T6">Alejandro</text:span><text:span text:style-name="T5"> (Alto)</text:span></text:p>
                        <text:list>
                          <text:list-item>
                            <text:p text:style-name="P15">Sabe poner un contenedor en marcha así como administrarlo y también crearlo.</text:p>
                          </text:list-item>
                        </text:list>
                      </text:list-item>
                      <text:list-item>
                        <text:p text:style-name="P18"><text:span text:style-name="T6">Miguel Ángel Gracia</text:span><text:span text:style-name="T5"> (</text:span><text:span text:style-name="T9">Alto</text:span><text:span text:style-name="T5">)</text:span></text:p>
                        <text:list>
                          <text:list-item>
                            <text:p text:style-name="P13"><text:span text:style-name="T11">Sabe poner un contenedor en marcha así como administrarlo y también crearlo</text:span>.</text:p>
                          </text:list-item>
                        </text:list>
                      </text:list-item>
                      <text:list-item>
                        <text:p text:style-name="P18"><text:span text:style-name="T6">Miguel Ángel García</text:span><text:span text:style-name="T5"> (Alto)</text:span></text:p>
                        <text:list>
                          <text:list-item>
                            <text:p text:style-name="P13"><text:span text:style-name="T11">Sabe poner un contenedor en marcha así como administrarlo y también crearlo</text:span>.</text:p>
                          </text:list-item>
                        </text:list>
                      </text:list-item>
                      <text:list-item>
                        <text:p text:style-name="P18"><text:span text:style-name="T6">Miguel</text:span><text:span text:style-name="T5"> (</text:span><text:span text:style-name="T9">Alto</text:span><text:span text:style-name="T5">)</text:span></text:p>
                        <text:list>
                          <text:list-item>
                            <text:p text:style-name="P15"><text:span text:style-name="T5">Sabe poner un contenedor en marcha así como administrarlo y también crearl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Orientación a objetos en Python</text:p>
                <text:list>
                  <text:list-item>
                    <text:p text:style-name="P12">Grado de conocimientos de equipo:</text:p>
                    <text:list>
                      <text:list-item>
                        <text:p text:style-name="P18"><text:span text:style-name="T6">Alejandro</text:span><text:span text:style-name="T5"> (Alto)</text:span></text:p>
                        <text:list>
                          <text:list-item>
                            <text:p text:style-name="P18"><text:span text:style-name="T9">Controla con facilidad la orientación a objetos en Python</text:span><text:span text:style-name="T5">.</text:span></text:p>
                          </text:list-item>
                        </text:list>
                      </text:list-item>
                      <text:list-item>
                        <text:p text:style-name="P18"><text:span text:style-name="T6">Miguel Ángel Gracia</text:span><text:span text:style-name="T5"> (</text:span><text:span text:style-name="T9">Medio</text:span><text:span text:style-name="T5">)</text:span></text:p>
                        <text:list>
                          <text:list-item>
                            <text:p text:style-name="P18"><text:span text:style-name="T9">Sabe crear clases y objetos y darles utilidad</text:span><text:span text:style-name="T5">.</text:span></text:p>
                          </text:list-item>
                        </text:list>
                      </text:list-item>
                      <text:list-item>
                        <text:p text:style-name="P18"><text:span text:style-name="T6">Miguel Ángel García</text:span><text:span text:style-name="T5"> (</text:span><text:span text:style-name="T9">Medio</text:span><text:span text:style-name="T5">)</text:span></text:p>
                        <text:list>
                          <text:list-item>
                            <text:p text:style-name="P13"><text:span text:style-name="T11">Sabe crear clases y objetos y darles utilidad</text:span>.</text:p>
                          </text:list-item>
                        </text:list>
                      </text:list-item>
                      <text:list-item>
                        <text:p text:style-name="P18"><text:soft-page-break/><text:span text:style-name="T6">Miguel</text:span><text:span text:style-name="T5"> (</text:span><text:span text:style-name="T9">Medio</text:span><text:span text:style-name="T5">)</text:span></text:p>
                        <text:list>
                          <text:list-item>
                            <text:p text:style-name="P19"><text:span text:style-name="T9">Sabe crear clases y objetos y darles utilidad</text:span><text:span text:style-name="T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reación de ficheros XML</text:p>
                <text:list>
                  <text:list-item>
                    <text:p text:style-name="P12">Grado de conocimientos de equipo:</text:p>
                    <text:list>
                      <text:list-item>
                        <text:p text:style-name="P18"><text:span text:style-name="T6">Alejandro</text:span><text:span text:style-name="T5"> (Alto)</text:span></text:p>
                        <text:list>
                          <text:list-item>
                            <text:p text:style-name="P15">Controla la estructura de etiquetas y atributos de XML.</text:p>
                          </text:list-item>
                        </text:list>
                      </text:list-item>
                      <text:list-item>
                        <text:p text:style-name="P18"><text:span text:style-name="T6">Miguel Ángel Gracia</text:span><text:span text:style-name="T5"> (</text:span><text:span text:style-name="T9">Alto</text:span><text:span text:style-name="T5">)</text:span></text:p>
                        <text:list>
                          <text:list-item>
                            <text:p text:style-name="P15">Controla la estructura de etiquetas y atributos de XML.</text:p>
                          </text:list-item>
                        </text:list>
                      </text:list-item>
                      <text:list-item>
                        <text:p text:style-name="P18"><text:span text:style-name="T6">Miguel Ángel García</text:span><text:span text:style-name="T5"> (Alto)</text:span></text:p>
                        <text:list>
                          <text:list-item>
                            <text:p text:style-name="P15">Controla la estructura de etiquetas y atributos de XML.</text:p>
                          </text:list-item>
                        </text:list>
                      </text:list-item>
                      <text:list-item>
                        <text:p text:style-name="P18"><text:span text:style-name="T6">Miguel</text:span><text:span text:style-name="T5"> (</text:span><text:span text:style-name="T9">Alto</text:span><text:span text:style-name="T5">)</text:span></text:p>
                        <text:list>
                          <text:list-item>
                            <text:p text:style-name="P15"><text:span text:style-name="T5">Controla la estructura de etiquetas y atributos de XML.</text:span></text:p>
                          </text:list-item>
                        </text:list>
                        <text:p text:style-name="P12"/>
                      </text:list-item>
                    </text:list>
                  </text:list-item>
                </text:list>
              </text:list-item>
              <text:list-item>
                <text:p text:style-name="P14">Creación de hojas de estilos CSS</text:p>
                <text:list>
                  <text:list-item>
                    <text:p text:style-name="P12">Grado de conocimientos de equipo:</text:p>
                    <text:list>
                      <text:list-item>
                        <text:p text:style-name="P18"><text:span text:style-name="T6">Alejandro</text:span><text:span text:style-name="T5"> (Alto)</text:span></text:p>
                        <text:list>
                          <text:list-item>
                            <text:p text:style-name="P15">Sabe realizar estilos para webs completas.</text:p>
                          </text:list-item>
                        </text:list>
                      </text:list-item>
                      <text:list-item>
                        <text:p text:style-name="P18"><text:span text:style-name="T6">Miguel Ángel Gracia</text:span><text:span text:style-name="T5"> (</text:span><text:span text:style-name="T8">Alto</text:span><text:span text:style-name="T5">)</text:span></text:p>
                        <text:list>
                          <text:list-item>
                            <text:p text:style-name="P20"><text:span text:style-name="T5">Sabe realizar estilos para webs completas.</text:span></text:p>
                          </text:list-item>
                        </text:list>
                      </text:list-item>
                      <text:list-item>
                        <text:p text:style-name="P18"><text:span text:style-name="T6">Miguel Ángel García</text:span><text:span text:style-name="T5"> (Alto)</text:span></text:p>
                        <text:list>
                          <text:list-item>
                            <text:p text:style-name="P20"><text:span text:style-name="T5">Sabe realizar estilos para webs completas.</text:span></text:p>
                          </text:list-item>
                        </text:list>
                      </text:list-item>
                      <text:list-item>
                        <text:p text:style-name="P18"><text:span text:style-name="T6">Miguel</text:span><text:span text:style-name="T5"> (</text:span><text:span text:style-name="T8">B</text:span><text:span text:style-name="T9">ajo</text:span><text:span text:style-name="T5">)</text:span></text:p>
                        <text:list>
                          <text:list-item>
                            <text:p text:style-name="P20"><text:span text:style-name="T5">Conocimientos básic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3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4-02-06T12:14:00Z</meta:creation-date>
    <dc:date>2024-02-13T16:20:32.560000000</dc:date>
    <meta:editing-cycles>5</meta:editing-cycles>
    <meta:editing-duration>PT3H45M32S</meta:editing-duration>
    <meta:document-statistic meta:table-count="1" meta:image-count="1" meta:object-count="0" meta:page-count="3" meta:paragraph-count="66" meta:word-count="382" meta:character-count="2145" meta:non-whitespace-character-count="1884"/>
    <meta:template xlink:type="simple" xlink:actuate="onRequest" xlink:title="" xlink:href="Normal"/>
  </office:meta>
</office:document-meta>
</file>